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70000024771294E0A084A5F46.png" manifest:media-type="image/png"/>
  <manifest:file-entry manifest:full-path="Pictures/1000031200003C4100003C4117B4F2BAA5968CD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402cm" fo:min-width="10.612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88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font-size="1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2cm" svg:height="13.652cm" svg:x="2.905cm" svg:y="2.90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397cm" svg:height="2.132cm" svg:x="5.943cm" svg:y="16.909cm">
          <draw:text-box>
            <text:p text:style-name="P2"><text:span text:style-name="T1">Cover Page</text:span></text:p>
            <text:p text:style-name="P2"><text:span text:style-name="T1">Spinning Logo</text:span></text:p>
            <text:p text:style-name="P2"><text:span text:style-name="T1">3 seconds</text:span></text:p>
          </draw:text-box>
        </draw:frame>
        <draw:frame draw:style-name="gr3" draw:text-style-name="P4" draw:layer="layout" svg:width="4.445cm" svg:height="4.445cm" svg:x="6.397cm" svg:y="7.667cm">
          <draw:image xlink:href="Pictures/1000031200003C4100003C4117B4F2BAA5968CD0.svg" xlink:type="simple" xlink:show="embed" xlink:actuate="onLoad" draw:mime-type="image/svg+xml">
            <text:p/>
          </draw:image>
          <draw:image xlink:href="Pictures/10000001000002470000024771294E0A084A5F4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14T00:10:22.542992372</meta:creation-date>
    <dc:date>2022-10-14T00:17:47.027688886</dc:date>
    <meta:editing-duration>PT7M25S</meta:editing-duration>
    <meta:editing-cycles>1</meta:editing-cycles>
    <meta:generator>LibreOffice/7.3.6.2$Linux_X86_64 LibreOffice_project/30$Build-2</meta:generator>
    <meta:document-statistic meta:object-count="3"/>
  </office:meta>
</office:document-meta>
</file>